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Courier Bold" svg:font-family="'Courier Bold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Normale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Wingdings 2" svg:font-family="'Wingdings 2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1.251cm" style:auto-text-indent="false"/>
    </style:style>
    <style:style style:name="P3" style:family="paragraph" style:parent-style-name="Title" style:master-page-name="First_20_Page">
      <style:paragraph-properties style:page-number="auto"/>
    </style:style>
    <style:style style:name="P4" style:family="paragraph" style:parent-style-name="Header">
      <style:paragraph-properties fo:padding="0cm" fo:border-left="none" fo:border-right="none" fo:border-top="none" fo:border-bottom="0.018cm solid #00000a"/>
    </style:style>
    <style:style style:name="P5" style:family="paragraph" style:parent-style-name="Header">
      <style:paragraph-properties fo:text-align="end" style:justify-single-word="false" fo:padding="0cm" fo:border-left="none" fo:border-right="none" fo:border-top="none" fo:border-bottom="0.018cm solid #00000a"/>
    </style:style>
    <style:style style:name="P6" style:family="paragraph" style:parent-style-name="List_20_Paragraph">
      <style:text-properties fo:font-size="12pt" fo:background-color="#ffff00" style:font-size-asian="12pt"/>
    </style:style>
    <style:style style:name="P7" style:family="paragraph" style:parent-style-name="List_20_Paragraph" style:list-style-name="WWNum44"/>
    <style:style style:name="P8" style:family="paragraph" style:parent-style-name="List_20_Paragraph" style:list-style-name="WWNum45"/>
    <style:style style:name="P9" style:family="paragraph" style:parent-style-name="List_20_Paragraph" style:list-style-name="WWNum46"/>
    <style:style style:name="P10" style:family="paragraph" style:parent-style-name="List_20_Paragraph" style:list-style-name="WWNum47"/>
    <style:style style:name="P11" style:family="paragraph" style:parent-style-name="Subtitle">
      <style:text-properties fo:color="#53548a"/>
    </style:style>
    <style:style style:name="P12" style:family="paragraph" style:parent-style-name="No_20_Spacing">
      <style:text-properties fo:font-size="12pt" style:font-size-asian="12pt"/>
    </style:style>
    <style:style style:name="P13" style:family="paragraph" style:parent-style-name="No_20_Spacing">
      <style:text-properties fo:font-size="12pt" fo:background-color="#ffff00" style:font-size-asian="12pt"/>
    </style:style>
    <style:style style:name="P14" style:family="paragraph" style:parent-style-name="No_20_Spacing" style:list-style-name="WWNum40"/>
    <style:style style:name="P15" style:family="paragraph" style:parent-style-name="No_20_Spacing" style:list-style-name="WWNum41"/>
    <style:style style:name="P16" style:family="paragraph" style:parent-style-name="No_20_Spacing">
      <style:text-properties style:font-name="Courier Bold" fo:font-size="12pt" style:font-size-asian="12pt"/>
    </style:style>
    <style:style style:name="P17" style:family="paragraph" style:parent-style-name="No_20_Spacing" style:list-style-name="WWNum42"/>
    <style:style style:name="P18" style:family="paragraph" style:parent-style-name="No_20_Spacing" style:list-style-name="WWNum43"/>
    <style:style style:name="P19" style:family="paragraph" style:parent-style-name="No_20_Spacing" style:list-style-name="WWNum44"/>
    <style:style style:name="P20" style:family="paragraph" style:parent-style-name="No_20_Spacing">
      <style:paragraph-properties fo:margin-left="0cm" fo:margin-right="0cm" fo:text-indent="1.251cm" style:auto-text-indent="false"/>
    </style:style>
    <style:style style:name="P21" style:family="paragraph" style:parent-style-name="No_20_Spacing">
      <style:paragraph-properties fo:margin-left="1.27cm" fo:margin-right="0cm" fo:text-indent="0cm" style:auto-text-indent="false"/>
      <style:text-properties fo:font-size="12pt" style:font-size-asian="12pt"/>
    </style:style>
    <style:style style:name="T1" style:family="text">
      <style:text-properties fo:color="#3e3e67"/>
    </style:style>
    <style:style style:name="T2" style:family="text">
      <style:text-properties fo:color="#000000" style:font-name="Georgia" fo:font-size="10pt" style:font-size-asian="10pt" style:font-name-complex="F" style:font-size-complex="10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background-color="#ffff00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style:font-name="Courier Bold" fo:font-size="12pt" style:font-size-asian="12pt"/>
    </style:style>
    <style:style style:name="T7" style:family="text">
      <style:text-properties fo:color="#a04da3" style:font-name="Wingdings 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getto Programmazione di sistema</text:span></text:p>
      <text:p text:style-name="P11"/>
      <text:list xml:id="list4102829343500907947" text:style-name="Outline">
        <text:list-item>
          <text:h text:style-name="Heading_20_1" text:outline-level="1">Descrizione del protocollo</text:h>
        </text:list-item>
      </text:list>
      <text:p text:style-name="Standard"/>
      <text:p text:style-name="No_20_Spacing"><text:span text:style-name="T3">Il server invia al client una serie di comandi nel formato seguente: </text:span></text:p>
      <text:p text:style-name="P12"/>
      <text:p text:style-name="No_20_Spacing"><text:span text:style-name="T3">Invia al client la lista dei processi attivi sul server.</text:span></text:p>
      <text:list xml:id="list4062666289212733822" text:style-name="WWNum40">
        <text:list-item>
          <text:p text:style-name="P14"><text:span text:style-name="T4">list\n\r <text:s text:c="2"/>numero_processi <text:s text:c="5"/>lista_processi</text:span></text:p>
        </text:list-item>
      </text:list>
      <text:p text:style-name="P12"/>
      <text:p text:style-name="No_20_Spacing"><text:span text:style-name="T3">Dove:</text:span></text:p>
      <text:list xml:id="list36527159" text:continue-numbering="true" text:style-name="WWNum40">
        <text:list-item>
          <text:list>
            <text:list-item>
              <text:p text:style-name="P14"><text:span text:style-name="T5">numero_processi:</text:span><text:span text:style-name="T3"> intero senza segno su 32 bits</text:span></text:p>
            </text:list-item>
            <text:list-item>
              <text:p text:style-name="P14"><text:span text:style-name="T5">lista_processi:</text:span><text:span text:style-name="T3"> <text:s/>sequenza di: pid, dim_nomeProcesso, nome_processo, dim_icona, icona</text:span></text:p>
            </text:list-item>
          </text:list>
        </text:list-item>
      </text:list>
      <text:p text:style-name="P12"/>
      <text:p text:style-name="P20"><text:span text:style-name="T3">con: </text:span></text:p>
      <text:list xml:id="list4526370843999584164" text:style-name="WWNum41">
        <text:list-item>
          <text:p text:style-name="P15"><text:span text:style-name="T5">pid:</text:span><text:span text:style-name="T3"> intero senza segno su x bits corrispondente all’identificativo univoco del processo</text:span></text:p>
        </text:list-item>
        <text:list-item>
          <text:p text:style-name="P15"><text:span text:style-name="T5">dim_nomeProcesso:</text:span><text:span text:style-name="T3"> intero senza segno su 32 bits indicante la dimensione del nome relativo a quel processo</text:span></text:p>
        </text:list-item>
        <text:list-item>
          <text:p text:style-name="P15"><text:span text:style-name="T5">nome_processo:</text:span><text:span text:style-name="T3"> stringa di caratteri contenente il nome del processo </text:span></text:p>
        </text:list-item>
        <text:list-item>
          <text:p text:style-name="P15"><text:span text:style-name="T5">dim_icona:</text:span><text:span text:style-name="T3"> intero senza segno su 32 bits indicante la dimensione in bytes dell’icona</text:span></text:p>
        </text:list-item>
        <text:list-item>
          <text:p text:style-name="P15"><text:span text:style-name="T5">icona:</text:span><text:span text:style-name="T3"> dati relativi all’icona del processo</text:span></text:p>
        </text:list-item>
      </text:list>
      <text:p text:style-name="No_20_Spacing"><text:span text:style-name="T3"><text:tab/></text:span></text:p>
      <text:p text:style-name="No_20_Spacing"><text:span text:style-name="T3">es: </text:span></text:p>
      <text:p text:style-name="P12"/>
      <text:p text:style-name="No_20_Spacing"><text:span text:style-name="T6">list\n\r 2 2020 processo1 3 icona1 2036 processo2 2 icona2</text:span></text:p>
      <text:p text:style-name="P16"/>
      <text:p text:style-name="No_20_Spacing"><text:span text:style-name="T3">Invia al client le info relative al nuovo processo attivato sul server.</text:span></text:p>
      <text:list xml:id="list4013723271119554477" text:style-name="WWNum42">
        <text:list-item>
          <text:p text:style-name="P17"><text:span text:style-name="T4">add\n\r <text:s text:c="2"/>processo </text:span></text:p>
        </text:list-item>
      </text:list>
      <text:p text:style-name="P12"/>
      <text:p text:style-name="No_20_Spacing"><text:span text:style-name="T3">Dove:</text:span></text:p>
      <text:list xml:id="list5764933996422794471" text:style-name="WWNum43">
        <text:list-item>
          <text:p text:style-name="P18"><text:span text:style-name="T5">processo:</text:span><text:span text:style-name="T3"> <text:s/>pid, dim_nomeProcesso, nome_processo, dim_icona icona</text:span></text:p>
        </text:list-item>
      </text:list>
      <text:p text:style-name="P12"/>
      <text:p text:style-name="No_20_Spacing"><text:span text:style-name="T3">Invia al client il pid relativo al processo che è stato appena chiuso sul server.</text:span></text:p>
      <text:list xml:id="list36513536" text:continue-list="list4013723271119554477" text:style-name="WWNum42">
        <text:list-item>
          <text:p text:style-name="P17"><text:span text:style-name="T4">remove\n\r <text:s text:c="2"/>pid</text:span></text:p>
        </text:list-item>
      </text:list>
      <text:p text:style-name="P21"/>
      <text:p text:style-name="No_20_Spacing"><text:span text:style-name="T3">Invia al client il pid relativo al processo con il focus </text:span></text:p>
      <text:list xml:id="list36506269" text:continue-numbering="true" text:style-name="WWNum42">
        <text:list-item>
          <text:p text:style-name="P17"><text:span text:style-name="T4">focus\n\r <text:s text:c="2"/>pid</text:span></text:p>
        </text:list-item>
      </text:list>
      <text:p text:style-name="P6"/>
      <text:p text:style-name="P6"/>
      <text:p text:style-name="P6"/>
      <text:p text:style-name="No_20_Spacing"><text:span text:style-name="T3">Il client invia al server i comandi nel formato seguente: </text:span></text:p>
      <text:p text:style-name="P12"><text:soft-page-break/></text:p>
      <text:list xml:id="list8547479919727196014" text:style-name="WWNum44">
        <text:list-item>
          <text:p text:style-name="P19"><text:span text:style-name="T4">com\n\r <text:s/>num_modificatori <text:s text:c="2"/>seq_modificatori <text:s/>carattere</text:span></text:p>
        </text:list-item>
      </text:list>
      <text:p text:style-name="P12"/>
      <text:p text:style-name="No_20_Spacing"><text:span text:style-name="T3">Dove:</text:span></text:p>
      <text:list xml:id="list36514397" text:continue-list="list36527159" text:style-name="WWNum40">
        <text:list-item>
          <text:list>
            <text:list-item>
              <text:p text:style-name="P14"><text:span text:style-name="T5">num_modificatori: </text:span><text:span text:style-name="T3">intero senza segno su 32 bits indicante il numero di modificatori relativi al comando</text:span></text:p>
            </text:list-item>
            <text:list-item>
              <text:p text:style-name="P14"><text:span text:style-name="T5">seq_modificatori:</text:span><text:span text:style-name="T3"> <text:s/>(opzionale) una o più tra le seguenti stringhe {CTR, ALT, SHI}</text:span></text:p>
            </text:list-item>
            <text:list-item>
              <text:p text:style-name="P14"><text:span text:style-name="T5">carattere:</text:span><text:span text:style-name="T3"> un carattere tra i seguenti {a / b / c /… / 1 / 2 / 3 / … / backspace / delete / esc / …}</text:span></text:p>
            </text:list-item>
          </text:list>
        </text:list-item>
      </text:list>
      <text:p text:style-name="No_20_Spacing"><text:span text:style-name="T3"><text:tab/></text:span></text:p>
      <text:p text:style-name="No_20_Spacing"><text:span text:style-name="T3">es: </text:span></text:p>
      <text:p text:style-name="P12"/>
      <text:p text:style-name="No_20_Spacing"><text:span text:style-name="T6">com\n\r 2 CTRALTD</text:span></text:p>
      <text:p text:style-name="P12"/>
      <text:list xml:id="list36530183" text:continue-list="list8547479919727196014" text:style-name="WWNum44">
        <text:list-item>
          <text:p text:style-name="P19"><text:span text:style-name="T4">close\n\r</text:span></text:p>
        </text:list-item>
      </text:list>
      <text:p text:style-name="P13"/>
      <text:p text:style-name="No_20_Spacing"><text:span text:style-name="T4">N.B. <text:s/></text:span><text:span text:style-name="T3">I comandi che inviano più dati non prevedono spazi tra i vari dati</text:span></text:p>
      <text:p text:style-name="P12"/>
      <text:p text:style-name="P13"/>
      <text:list xml:id="list36512319" text:continue-list="list4102829343500907947" text:style-name="Outline">
        <text:list-item>
          <text:h text:style-name="Heading_20_1" text:outline-level="1">Descrizione Server</text:h>
        </text:list-item>
      </text:list>
      <text:p text:style-name="Standard"/>
      <text:p text:style-name="Standard">Linguaggio di programmazione: C++</text:p>
      <text:p text:style-name="Standard">Classi: </text:p>
      <text:list xml:id="list36502573" text:continue-list="list36530183" text:style-name="WWNum44">
        <text:list-item>
          <text:p text:style-name="P7">Classe principale di gestione server</text:p>
        </text:list-item>
        <text:list-item>
          <text:p text:style-name="P7">Classe secondaria per gestione dei processi: listWatcher</text:p>
        </text:list-item>
      </text:list>
      <text:p text:style-name="Standard">Classe principale: </text:p>
      <text:list xml:id="list2780396703593190243" text:style-name="WWNum45">
        <text:list-item>
          <text:p text:style-name="P8">Creazione del socket</text:p>
        </text:list-item>
        <text:list-item>
          <text:p text:style-name="P8">Creazione della classe listWatcher</text:p>
        </text:list-item>
        <text:list-item>
          <text:p text:style-name="P8">Attesa di una connessione</text:p>
        </text:list-item>
        <text:list-item>
          <text:p text:style-name="P8">Recupero della lista processi dalla classe listWatcher e invio tramite comando list al client</text:p>
        </text:list-item>
        <text:list-item>
          <text:p text:style-name="P8">Gestione modifiche alla lista tramite comunicazione con classe listWatcher </text:p>
        </text:list-item>
      </text:list>
      <text:p text:style-name="List_20_Paragraph">(registrazione agli eventi di gestione della lista nella classe listWatcher) </text:p>
      <text:list xml:id="list36531725" text:continue-numbering="true" text:style-name="WWNum45">
        <text:list-item>
          <text:p text:style-name="P8">Invio cambiamento tramite comando add/remove/focus</text:p>
        </text:list-item>
      </text:list>
      <text:p text:style-name="Standard">N.B. I punti 5 e 6 controllano che il client non abbia inviato il comando close, altrimenti:</text:p>
      <text:p text:style-name="P2">5b. <text:s/>Chiusura della connessione, attesa nuova connessione</text:p>
      <text:p text:style-name="Standard"/>
      <text:p text:style-name="Standard"><text:soft-page-break/></text:p>
      <text:list xml:id="list36506913" text:continue-list="list36512319" text:style-name="Outline">
        <text:list-item>
          <text:h text:style-name="Heading_20_1" text:outline-level="1">Descrizione Client</text:h>
        </text:list-item>
      </text:list>
      <text:p text:style-name="Standard"/>
      <text:p text:style-name="Standard">Linguaggio di programmazione: C#</text:p>
      <text:p text:style-name="Standard">Classe principale: </text:p>
      <text:list xml:id="list8956206234504888668" text:style-name="WWNum46">
        <text:list-item>
          <text:p text:style-name="P9">Creazione socket</text:p>
        </text:list-item>
        <text:list-item>
          <text:p text:style-name="P9">Collegamento con il server (gestione indirizzo IPv4, nomeServer e IPv6 (opzionale)</text:p>
        </text:list-item>
        <text:list-item>
          <text:p text:style-name="P9">Ricezione lista</text:p>
        </text:list-item>
        <text:list-item>
          <text:p text:style-name="P9">Ricezione focus </text:p>
        </text:list-item>
        <text:list-item>
          <text:p text:style-name="P9">Visualizzazione statistiche </text:p>
        </text:list-item>
        <text:list-item>
          <text:p text:style-name="P9">Registrazione listeners per eventi sulla tastiera</text:p>
        </text:list-item>
        <text:list-item>
          <text:p text:style-name="P9">Aggiornamento info</text:p>
        </text:list-item>
        <text:list-item>
          <text:p text:style-name="P9">Chiusura </text:p>
        </text:list-item>
      </text:list>
      <text:p text:style-name="Standard">Implementazione: </text:p>
      <text:p text:style-name="Standard">Il client potrebbe utilizzare un meccanismo con select. La select include nell’insieme di leggibilità sia il socket da cui riceve i comandi dal server, sia lo stdin da cui riceve la combinazione di tasti dall’utente. </text:p>
      <text:list xml:id="list3581277179780624785" text:style-name="WWNum47">
        <text:list-item>
          <text:p text:style-name="P10">Il keyboardListener registra la combinazione di tasti <text:s/></text:p>
        </text:list-item>
        <text:list-item>
          <text:p text:style-name="P10">Lo stdin sblocca la select in modo da poter inviare il comando al server</text:p>
        </text:list-item>
      </text:list>
      <text:p text:style-name="Standard">Inoltre il meccanismo della select permette attraverso l’uso di un timeout di aggiornare le statistiche sui processi ogni tot secondi. </text:p>
      <text:p text:style-name="Standard">L’evento chiusura della finestra scatena invece l’invio del comando close al serv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Courier Bold" svg:font-family="'Courier Bold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Normale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Wingdings 2" svg:font-family="'Wingdings 2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1pt" fo:language="it" fo:country="IT" style:font-name-asian="SimSun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padding-left="0cm" fo:padding-right="0cm" fo:padding-top="0cm" fo:padding-bottom="0.035cm" fo:border-left="none" fo:border-right="none" fo:border-top="none" fo:border-bottom="0.018cm solid #438086"/>
      <style:text-properties fo:color="#438086" style:font-name="Trebuchet MS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cm"/>
      <style:text-properties fo:color="#438086" style:font-name="Trebuchet M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cm"/>
      <style:text-properties fo:color="#438086" style:font-name="Trebuchet MS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cm" fo:margin-bottom="0cm"/>
      <style:text-properties fo:color="#438086" style:font-name="Trebuchet MS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cm" fo:margin-bottom="0cm"/>
      <style:text-properties fo:color="#325f64" style:font-name="Trebuchet MS"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cm" fo:margin-bottom="0cm"/>
      <style:text-properties fo:color="#325f64" style:font-name="Trebuchet MS" fo:font-style="italic" fo:font-weight="bold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cm" fo:margin-bottom="0cm"/>
      <style:text-properties fo:color="#53548a" style:font-name="Trebuchet MS" fo:font-weight="bold" style:font-weight-asian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/>
      <style:text-properties fo:color="#53548a" style:font-name="Trebuchet MS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/>
      <style:text-properties fo:color="#313240" style:font-name="Trebuchet MS"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706cm" fo:margin-bottom="0.353cm" fo:text-align="start" style:justify-single-word="false"/>
      <style:text-properties fo:color="#3e3e67" style:font-name="Trebuchet MS"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847cm" fo:text-align="start" style:justify-single-word="false"/>
      <style:text-properties fo:color="#424456" fo:font-size="12pt" fo:font-style="italic" style:font-size-asian="12pt" style:font-style-asian="italic" style:font-size-complex="12pt" style:font-style-complex="italic"/>
    </style:style>
    <style:style style:name="Block_20_Text" style:display-name="Block Text" style:family="paragraph" style:parent-style-name="Standard" style:default-outline-level="" style:list-style-name="">
      <style:paragraph-properties fo:margin-left="2.032cm" fo:margin-right="2.032cm" fo:text-indent="0cm" style:auto-text-indent="false" fo:padding="0.353cm" fo:border="0.009cm solid #53548a"/>
      <style:text-properties fo:color="#53548a" fo:font-style="italic" style:font-style-asian="italic" style:font-name-complex="F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Indent" style:display-name="Normal Indent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905cm" fo:margin-right="1.905cm" fo:margin-top="0.635cm" fo:margin-bottom="0.635cm" fo:line-height="135%" fo:text-indent="0cm" style:auto-text-indent="false" fo:padding-left="0cm" fo:padding-right="0cm" fo:padding-top="0.353cm" fo:padding-bottom="0.353cm" fo:border-left="none" fo:border-right="none" fo:border-top="0.035cm solid #438086" fo:border-bottom="0.018cm solid #438086"/>
      <style:text-properties fo:color="#438086" fo:font-size="11pt" fo:font-style="italic" style:font-size-asian="11pt" style:font-style-asian="italic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paragraph-properties fo:margin-top="0cm" fo:margin-bottom="0cm" fo:line-height="100%"/>
      <style:text-properties style:font-size-complex="16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unto_20_elenco_20_1" style:display-name="Punto elenco 1" style:family="paragraph" style:parent-style-name="List_20_Paragraph" style:default-outline-level="" style:list-style-name="">
      <style:paragraph-properties fo:margin-top="0cm" fo:margin-bottom="0cm"/>
    </style:style>
    <style:style style:name="Punto_20_elenco_20_21" style:display-name="Punto elenco 21" style:family="paragraph" style:parent-style-name="List_20_Paragraph" style:default-outline-level="" style:list-style-name="">
      <style:paragraph-properties fo:margin-top="0cm" fo:margin-bottom="0cm"/>
    </style:style>
    <style:style style:name="Punto_20_elenco_20_31" style:display-name="Punto elenco 31" style:family="paragraph" style:parent-style-name="List_20_Paragraph" style:default-outline-level="" style:list-style-name="">
      <style:paragraph-properties fo:margin-top="0cm" fo:margin-bottom="0cm"/>
    </style:style>
    <style:style style:name="SegnapostoPredefinito_5f_Oggetto10" style:display-name="SegnapostoPredefinito_Oggetto10" style:family="paragraph" style:default-outline-level="" style:list-style-name="">
      <style:paragraph-properties fo:orphans="2" fo:widows="2" style:writing-mode="lr-tb"/>
      <style:text-properties fo:color="#424456" fo:font-size="12pt" fo:font-style="italic" style:font-size-asian="12pt" style:font-style-asian="italic" style:font-size-complex="12pt"/>
    </style:style>
    <style:style style:name="Intestazione_20_pari" style:display-name="Intestazione pari" style:family="paragraph" style:parent-style-name="Header" style:default-outline-level="" style:list-style-name="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Intestazione_20_dispari" style:display-name="Intestazione dispari" style:family="paragraph" style:parent-style-name="Header" style:default-outline-level="" style:list-style-name="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Categoria" style:family="paragraph" style:parent-style-name="Standard" style:default-outline-level="" style:list-style-name="">
      <style:paragraph-properties fo:margin-top="0cm" fo:margin-bottom="0cm" fo:line-height="100%"/>
      <style:text-properties fo:text-transform="uppercase" fo:font-size="11pt" style:font-size-asian="11pt" style:font-size-complex="11pt"/>
    </style:style>
    <style:style style:name="Commenti" style:family="paragraph" style:parent-style-name="Standard" style:default-outline-level="" style:list-style-name="">
      <style:paragraph-properties fo:margin-top="0cm" fo:margin-bottom="0.212cm" fo:line-height="100%"/>
      <style:text-properties fo:font-weight="bold" style:font-weight-asian="bold" style:font-size-complex="11pt"/>
    </style:style>
    <style:style style:name="Testo_20_commenti" style:display-name="Testo commenti" style:family="paragraph" style:parent-style-name="Standard" style:default-outline-level="" style:list-style-name="">
      <style:paragraph-properties fo:margin-top="0cm" fo:margin-bottom="0.212cm" fo:line-height="120%"/>
      <style:text-properties style:font-size-complex="11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style:font-size-asian="12pt" style:font-name-complex="F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2pt" style:font-size-asian="12pt" style:font-name-complex="F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0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 style:list-style-name="">
      <style:paragraph-properties fo:line-height="100%"/>
      <style:text-properties fo:color="#53548a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Titolo_20_Carattere" style:display-name="Titolo Carattere" style:family="text" style:parent-style-name="Default_20_Paragraph_20_Font">
      <style:text-properties fo:color="#3e3e67" style:font-name="Trebuchet MS" fo:font-size="28pt" style:font-size-asian="28pt" style:font-size-complex="28pt"/>
    </style:style>
    <style:style style:name="Sottotitolo_20_Carattere" style:display-name="Sottotitolo Carattere" style:family="text" style:parent-style-name="Default_20_Paragraph_20_Font">
      <style:text-properties fo:color="#424456" fo:font-size="12pt" fo:font-style="italic" style:font-size-asian="12pt" style:font-style-asian="italic" style:font-size-complex="12pt"/>
    </style:style>
    <style:style style:name="Intense_20_Emphasis" style:display-name="Intense Emphasis" style:family="text" style:parent-style-name="Default_20_Paragraph_20_Font">
      <style:text-properties fo:text-transform="uppercase" fo:color="#438086" style:font-name="Georgia" fo:letter-spacing="0.009cm" fo:font-style="italic" fo:font-weight="bold" style:font-style-asian="italic" style:font-weight-asian="bold" style:font-name-complex="F"/>
    </style:style>
    <style:style style:name="Titolo_20_1_20_Carattere" style:display-name="Titolo 1 Carattere" style:family="text" style:parent-style-name="Default_20_Paragraph_20_Font">
      <style:text-properties fo:color="#438086" style:font-name="Trebuchet MS" fo:font-size="16pt" style:font-size-asian="16pt" style:font-size-complex="16pt"/>
    </style:style>
    <style:style style:name="Titolo_20_2_20_Carattere" style:display-name="Titolo 2 Carattere" style:family="text" style:parent-style-name="Default_20_Paragraph_20_Font">
      <style:text-properties fo:color="#438086" style:font-name="Trebuchet MS" fo:font-size="14pt" style:font-size-asian="14pt" style:font-size-complex="14pt"/>
    </style:style>
    <style:style style:name="Titolo_20_3_20_Carattere" style:display-name="Titolo 3 Carattere" style:family="text" style:parent-style-name="Default_20_Paragraph_20_Font">
      <style:text-properties fo:color="#438086" style:font-name="Trebuchet MS" fo:font-size="12pt" style:font-size-asian="12pt" style:font-size-complex="12pt"/>
    </style:style>
    <style:style style:name="Titolo_20_4_20_Carattere" style:display-name="Titolo 4 Carattere" style:family="text" style:parent-style-name="Default_20_Paragraph_20_Font">
      <style:text-properties fo:color="#438086" style:font-name="Trebuchet MS" fo:font-style="italic" style:font-style-asian="italic"/>
    </style:style>
    <style:style style:name="Titolo_20_5_20_Carattere" style:display-name="Titolo 5 Carattere" style:family="text" style:parent-style-name="Default_20_Paragraph_20_Font">
      <style:text-properties fo:color="#325f64" style:font-name="Trebuchet MS" fo:font-size="10pt" fo:font-weight="bold" style:font-size-asian="10pt" style:font-weight-asian="bold" style:font-size-complex="10pt"/>
    </style:style>
    <style:style style:name="Titolo_20_6_20_Carattere" style:display-name="Titolo 6 Carattere" style:family="text" style:parent-style-name="Default_20_Paragraph_20_Font">
      <style:text-properties fo:color="#325f64" style:font-name="Trebuchet MS" fo:font-size="10pt" fo:font-style="italic" fo:font-weight="bold" style:font-size-asian="10pt" style:font-style-asian="italic" style:font-weight-asian="bold" style:font-size-complex="10pt"/>
    </style:style>
    <style:style style:name="Titolo_20_7_20_Carattere" style:display-name="Titolo 7 Carattere" style:family="text" style:parent-style-name="Default_20_Paragraph_20_Font">
      <style:text-properties fo:color="#53548a" style:font-name="Trebuchet MS" fo:font-size="10pt" fo:font-weight="bold" style:font-size-asian="10pt" style:font-weight-asian="bold" style:font-size-complex="10pt"/>
    </style:style>
    <style:style style:name="Titolo_20_8_20_Carattere" style:display-name="Titolo 8 Carattere" style:family="text" style:parent-style-name="Default_20_Paragraph_20_Font">
      <style:text-properties fo:color="#53548a" style:font-name="Trebuchet MS" fo:font-size="10pt" fo:font-style="italic" fo:font-weight="bold" style:font-size-asian="10pt" style:font-style-asian="italic" style:font-weight-asian="bold" style:font-size-complex="10pt"/>
    </style:style>
    <style:style style:name="Titolo_20_9_20_Carattere" style:display-name="Titolo 9 Carattere" style:family="text" style:parent-style-name="Default_20_Paragraph_20_Font">
      <style:text-properties fo:color="#313240" style:font-name="Trebuchet MS" fo:font-size="10pt" fo:font-weight="bold" style:font-size-asian="10pt" style:font-weight-asian="bold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006666" style:font-name="Georgia" fo:font-style="italic" style:font-style-asian="italic"/>
    </style:style>
    <style:style style:name="Intense_20_Reference" style:display-name="Intense Reference" style:family="text" style:parent-style-name="Default_20_Paragraph_20_Font">
      <style:text-properties fo:text-transform="uppercase" fo:color="#4e4f89" style:font-name="Georgia" fo:letter-spacing="0.009cm" fo:font-style="italic" fo:font-weight="bold" style:font-style-asian="italic" style:font-weight-asian="bold" style:font-name-complex="Times New Roman"/>
    </style:style>
    <style:style style:name="Subtle_20_Reference" style:display-name="Subtle Reference" style:family="text" style:parent-style-name="Default_20_Paragraph_20_Font">
      <style:text-properties fo:color="#4e4f89" fo:font-style="italic" style:font-style-asian="italic" style:font-name-complex="Times New Roman"/>
    </style:style>
    <style:style style:name="Emphasis" style:family="text">
      <style:text-properties fo:color="#438086" style:font-name="Georgia" fo:letter-spacing="0.018cm" fo:font-style="italic" fo:font-weight="bold" style:font-style-asian="italic" style:font-weight-asian="bold" style:font-style-complex="italic"/>
    </style:style>
    <style:style style:name="Book_20_Title" style:display-name="Book Title" style:family="text" style:parent-style-name="Default_20_Paragraph_20_Font">
      <style:text-properties fo:color="#000000" style:font-name="Cambria" fo:font-size="10pt" fo:font-style="italic" style:font-size-asian="10pt" style:font-style-asian="italic" style:font-name-complex="Times New Roman" style:font-size-complex="10pt"/>
    </style:style>
    <style:style style:name="Intestazione_20_Carattere" style:display-name="Intestazione Carattere" style:family="text" style:parent-style-name="Default_20_Paragraph_20_Font">
      <style:text-properties fo:font-size="10pt" style:font-size-asian="10pt" style:font-size-complex="10pt"/>
    </style:style>
    <style:style style:name="Piè_20_di_20_pagina_20_Carattere" style:display-name="Piè di pagina Carattere" style:family="text" style:parent-style-name="Default_20_Paragraph_20_Font">
      <style:text-properties fo:font-size="10pt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67afb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fo:color="#325f64" fo:font-size="9pt" style:text-underline-style="none" style:font-size-asian="9pt" style:font-size-complex="9pt"/>
    </style:style>
    <style:style style:name="ListLabel_20_5" style:display-name="ListLabel 5" style:family="text">
      <style:text-properties fo:color="#438086"/>
    </style:style>
    <style:style style:name="ListLabel_20_6" style:display-name="ListLabel 6" style:family="text">
      <style:text-properties fo:color="#325f64" fo:font-size="8pt" style:font-size-asian="8pt" style:font-name-complex="Wingdings1" style:font-size-complex="8pt"/>
    </style:style>
    <style:style style:name="ListLabel_20_7" style:display-name="ListLabel 7" style:family="text">
      <style:text-properties fo:color="#438086" fo:font-size="8pt" style:font-size-asian="8pt" style:font-name-complex="Wingdings1" style:font-size-complex="8pt"/>
    </style:style>
    <style:style style:name="ListLabel_20_8" style:display-name="ListLabel 8" style:family="text">
      <style:text-properties fo:color="#83bbc1" fo:font-size="8pt" style:font-size-asian="8pt" style:font-name-complex="Wingdings1" style:font-size-complex="8pt"/>
    </style:style>
    <style:style style:name="ListLabel_20_9" style:display-name="ListLabel 9" style:family="text">
      <style:text-properties fo:color="#a04da3" style:font-name-complex="Symbol1"/>
    </style:style>
    <style:style style:name="ListLabel_20_10" style:display-name="ListLabel 10" style:family="text">
      <style:text-properties fo:color="#438086" fo:font-size="6pt" style:font-size-asian="6pt" style:font-name-complex="Wingdings1" style:font-size-complex="6pt"/>
    </style:style>
    <style:style style:name="ListLabel_20_11" style:display-name="ListLabel 11" style:family="text">
      <style:text-properties fo:color="#53548a" fo:font-size="8pt" style:font-size-asian="8pt" style:font-name-complex="Symbol1" style:font-size-complex="8pt"/>
    </style:style>
    <style:style style:name="ListLabel_20_12" style:display-name="ListLabel 12" style:family="text">
      <style:text-properties fo:font-size="8pt" style:font-size-asian="8pt" style:font-name-complex="Symbol1" style:font-size-complex="8pt"/>
    </style:style>
    <style:style style:name="ListLabel_20_13" style:display-name="ListLabel 13" style:family="text">
      <style:text-properties fo:color="#424456"/>
    </style:style>
    <style:style style:name="ListLabel_20_14" style:display-name="ListLabel 14" style:family="text">
      <style:text-properties fo:color="#a04da3" fo:font-size="9pt" fo:font-style="normal" fo:font-weight="normal" style:font-size-asian="9pt" style:font-style-asian="normal" style:font-weight-asian="normal"/>
    </style:style>
    <style:style style:name="ListLabel_20_15" style:display-name="ListLabel 15" style:family="text">
      <style:text-properties fo:color="#a04da3" fo:font-size="10pt" fo:font-style="normal" style:font-size-asian="10pt" style:font-style-asian="normal"/>
    </style:style>
    <style:style style:name="ListLabel_20_16" style:display-name="ListLabel 16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7" style:display-name="ListLabel 1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8" style:display-name="ListLabel 18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9" style:display-name="ListLabel 19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20" style:display-name="ListLabel 20" style:family="text">
      <style:text-properties fo:color="#53548a" fo:font-size="8pt" style:font-size-asian="8pt"/>
    </style:style>
    <style:style style:name="ListLabel_20_21" style:display-name="ListLabel 21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" text:bullet-char="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3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6" style:num-suffix="." style:num-format="A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7" style:num-suffix="." style:num-format="a" text:display-levels="4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7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7" style:num-suffix="." style:num-format="1" text:display-levels="6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7" style:num-suffix="." style:num-format="a" text:display-levels="7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7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6" style:num-suffix="." style:num-format="A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7" style:num-suffix="." style:num-format="a" text:display-levels="4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7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7" style:num-suffix="." style:num-format="1" text:display-levels="6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7" style:num-suffix="." style:num-format="a" text:display-levels="7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7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6" style:num-suffix="." style:num-format="A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7" style:num-suffix="." style:num-format="a" text:display-levels="4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7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7" style:num-suffix="." style:num-format="1" text:display-levels="6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7" style:num-suffix="." style:num-format="a" text:display-levels="7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7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Symbol"/>
      </text:list-level-style-bullet>
      <text:list-level-style-bullet text:level="2" text:style-name="ListLabel_20_18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style:font-name="Wingdings"/>
      </text:list-level-style-bullet>
      <text:list-level-style-bullet text:level="3" text:style-name="ListLabel_20_19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style:font-name="Symbol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style:font-name="Symbol"/>
      </text:list-level-style-bullet>
      <text:list-level-style-bullet text:level="5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style:font-name="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style:font-name="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style:font-name="Symbol"/>
      </text:list-level-style-bullet>
      <text:list-level-style-bullet text:level="8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style:font-name="Symbol"/>
      </text:list-level-style-bullet>
      <text:list-level-style-bullet text:level="9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Symbol"/>
      </text:list-level-style-bullet>
      <text:list-level-style-bullet text:level="2" text:style-name="ListLabel_20_18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style:font-name="Wingdings"/>
      </text:list-level-style-bullet>
      <text:list-level-style-bullet text:level="3" text:style-name="ListLabel_20_19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style:font-name="Symbol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style:font-name="Symbol"/>
      </text:list-level-style-bullet>
      <text:list-level-style-bullet text:level="5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style:font-name="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style:font-name="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style:font-name="Symbol"/>
      </text:list-level-style-bullet>
      <text:list-level-style-bullet text:level="8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style:font-name="Symbol"/>
      </text:list-level-style-bullet>
      <text:list-level-style-bullet text:level="9" text:style-name="ListLabel_20_20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6" style:num-suffix="." style:num-format="A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7" style:num-suffix="." style:num-format="a" text:display-levels="4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7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7" style:num-suffix="." style:num-format="1" text:display-levels="6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7" style:num-suffix="." style:num-format="a" text:display-levels="7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7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6" style:num-suffix="." style:num-format="A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7" style:num-suffix="." style:num-format="a" text:display-levels="4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7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7" style:num-suffix="." style:num-format="1" text:display-levels="6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7" style:num-suffix="." style:num-format="a" text:display-levels="7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7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6" style:num-suffix="." style:num-format="A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7" style:num-suffix="." style:num-format="a" text:display-levels="4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7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7" style:num-suffix="." style:num-format="1" text:display-levels="6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7" style:num-suffix="." style:num-format="a" text:display-levels="7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7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Georg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cm" fo:border-left="none" fo:border-right="none" fo:border-top="none" fo:border-bottom="0.018cm solid #00000a"/>
    </style:style>
    <style:style style:name="MP2" style:family="paragraph" style:parent-style-name="Header">
      <style:paragraph-properties fo:padding="0cm" fo:border-left="none" fo:border-right="none" fo:border-top="none" fo:border-bottom="0.018cm solid #00000a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color="#a04da3" style:font-name="Wingdings 2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ichela -PCina-</text:p>
      </style:header>
      <style:header-left>
        <text:p text:style-name="MP2">Michela -PCina-</text:p>
      </style:header-left>
      <style:footer>
        <text:p text:style-name="MP3"><text:page-number text:select-page="current">3</text:page-number> <text:span text:style-name="MT1"></text:span> </text:p>
        <text:p text:style-name="No_20_Spacing"/>
        <text:p text:style-name="No_20_Spacing"/>
        <text:p text:style-name="Footer"/>
      </style:footer>
      <style:footer-left>
        <text:p text:style-name="Standard"><text:page-number text:select-page="current">4</text:page-number> <text:span text:style-name="MT1"></text:span> </text:p>
        <text:p text:style-name="No_20_Spacing"/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etto Programmazione di sistema</dc:title>
    <meta:initial-creator>Michela -PCina-</meta:initial-creator>
    <meta:editing-cycles>1</meta:editing-cycles>
    <meta:creation-date>2016-08-01T15:28:00</meta:creation-date>
    <dc:date>2016-08-02T16:34:09.24</dc:date>
    <meta:editing-duration>PT1M41S</meta:editing-duration>
    <meta:generator>OpenOffice/4.1.2$Win32 OpenOffice.org_project/412m3$Build-9782</meta:generator>
    <meta:document-statistic meta:table-count="0" meta:image-count="0" meta:object-count="0" meta:page-count="3" meta:paragraph-count="72" meta:word-count="518" meta:character-count="33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rbanReport.Dotx" xlink:href=""/>
  </office:meta>
</office:document-meta>
</file>